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60279c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60279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5802bf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35e4f" officeooo:paragraph-rsid="005c6c1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60279c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rsid="0061c11a" officeooo:paragraph-rsid="006ff8f3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1c11a" officeooo:paragraph-rsid="0061c11a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b8ecc" officeooo:paragraph-rsid="006df4fb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style:font-size-asian="12pt" style:font-size-complex="12pt"/>
    </style:style>
    <style:style style:name="T2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5660b4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5b8a1c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5e3403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18548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65a2f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6b3634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73d046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742b8a" style:font-size-asian="12pt" style:font-weight-asian="bold" style:font-size-complex="12pt" style:font-weight-complex="bold"/>
    </style:style>
    <style:style style:name="T13" style:family="text">
      <style:text-properties officeooo:rsid="00518548"/>
    </style:style>
    <style:style style:name="T14" style:family="text">
      <style:text-properties officeooo:rsid="0035db3e"/>
    </style:style>
    <style:style style:name="T15" style:family="text">
      <style:text-properties officeooo:rsid="00614543"/>
    </style:style>
    <style:style style:name="T16" style:family="text">
      <style:text-properties officeooo:rsid="0066df04"/>
    </style:style>
    <style:style style:name="T17" style:family="text">
      <style:text-properties officeooo:rsid="006c023d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4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D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5"><text:span text:style-name="T3">2</text:span><text:span text:style-name="T4">0</text:span><text:span text:style-name="T12">3</text:span><text:span text:style-name="T5"> - </text:span><text:span text:style-name="T6">Ground - </text:span><text:span text:style-name="T10">Hot</text:span><text:span text:style-name="T7"> Start - </text:span><text:span text:style-name="T8">P</text:span><text:span text:style-name="T9">ilot</text:span></text:p>
      <text:p text:style-name="P3"/>
      <text:p text:style-name="P4"><text:span text:style-name="T17">Hot</text:span> Start<text:span text:style-name="T15"> -- </text:span><text:span text:style-name="T13">Pilot</text:span></text:p>
      <text:list text:style-name="L1">
        <text:list-item>
          <text:p text:style-name="P6"><text:span text:style-name="T2">Sight Mode knob</text:span><text:span text:style-name="T1"> ... </text:span><text:span text:style-name="T2">CAGE</text:span><text:span text:style-name="T1"> (UFC)</text:span></text:p>
        </text:list-item>
        <text:list-item>
          <text:p text:style-name="P7"><text:span text:style-name="T18">Altimeter</text:span> ... <text:span text:style-name="T16">s</text:span>et <text:span text:style-name="T18">QNH</text:span> or <text:span text:style-name="T18">QFE</text:span><text:span text:style-name="T16"> </text:span>(instrument panel middle)</text:p>
        </text:list-item>
        <text:list-item>
          <text:p text:style-name="P8"><text:span text:style-name="T18">ADI Flight Director switch</text:span> ... <text:span text:style-name="T18">Horizontal</text:span> (On) (flat knob on Navigation Mode Selector knob, instrument panel bottom, under Standby ADI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12-30T18:18:54.335000000</dc:date>
    <meta:editing-duration>P1DT7H1M40S</meta:editing-duration>
    <meta:editing-cycles>87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11" meta:word-count="68" meta:character-count="341" meta:non-whitespace-character-count="287"/>
  </office:meta>
</office:document-meta>
</file>